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40000003C3C4CDAE5.png"/>
  <manifest:file-entry manifest:media-type="image/gif" manifest:full-path="Pictures/10000000000000780000003CAF26905F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3.175cm" svg:height="1.588cm" draw:z-index="0"><draw:image xlink:href="Pictures/10000000000000780000003CAF26905F.gif" xlink:type="simple" xlink:show="embed" xlink:actuate="onLoad"/></draw:frame></text:p>
      <text:p text:style-name="Standard"/>
      <text:p text:style-name="Standard"><draw:frame draw:style-name="fr1" draw:name="Grafik2" text:anchor-type="paragraph" svg:width="12.383cm" svg:height="1.588cm" draw:z-index="1"><draw:image xlink:href="Pictures/10000201000001D40000003C3C4CDA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René Leonhardt</meta:initial-creator>
    <meta:creation-date>2006-12-28T22:49:45</meta:creation-date>
    <dc:creator>René Leonhardt</dc:creator>
    <dc:date>2006-12-28T22:55:15</dc:date>
    <dc:language>en-GB</dc:language>
    <meta:editing-cycles>2</meta:editing-cycles>
    <meta:editing-duration>PT5M3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0" meta:word-count="0" meta:character-count="0"/>
  </office:meta>
</office:document-meta>
</file>